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f0223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2"/>
    <style:style style:name="T1" style:family="text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fo:background-color="#c0c0c0"/>
    </style:style>
    <style:style style:name="T5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6" style:family="text">
      <style:text-properties style:font-name="Times New Roman" fo:font-size="14pt" fo:font-style="italic" style:font-size-asian="14pt" style:font-style-asian="italic" style:font-name-complex="Times New Roman1" style:font-size-complex="14pt" fo:background-color="#c0c0c0"/>
    </style:style>
    <style:style style:name="T7" style:family="text">
      <style:text-properties style:font-name="Times New Roman" fo:font-size="14pt" fo:font-style="italic" officeooo:rsid="001f0223" style:font-size-asian="14pt" style:font-style-asian="italic" style:font-name-complex="Times New Roman1" style:font-size-complex="14pt"/>
    </style:style>
    <style:style style:name="T8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9" style:family="text">
      <style:text-properties fo:color="#00000a" style:font-name="Times New Roman" fo:font-size="14pt" style:text-underline-style="none" style:font-size-asian="14pt" style:font-name-complex="Times New Roman1" style:font-size-complex="14pt"/>
    </style:style>
    <style:style style:name="T10" style:family="text">
      <style:text-properties style:text-position="super 58%" style:font-name="Times New Roman" fo:font-size="14pt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Olexandr Zhuryk</text:span></text:p>
      <text:p text:style-name="Standard"><text:span text:style-name="T2">Date of birth:14/07/1996<text:line-break/></text:span><text:a xlink:type="simple" xlink:href="mailto:zyrsas@gmail.com" text:style-name="Internet_20_link" text:visited-style-name="Visited_20_Internet_20_Link"><text:span text:style-name="T9">zyrsas@gmail.com</text:span></text:a><text:span text:style-name="T2"><text:line-break/>+380 (97) 813 05 32<text:line-break/>13A Shcherbanyuk str., Chernivtsi, Ukraine<text:line-break/></text:span><text:span text:style-name="T4">S</text:span><text:bookmark text:name="_GoBack"/><text:span text:style-name="T4">ummary<text:tab/></text:span><text:span text:style-name="T6"><text:tab/><text:tab/><text:tab/><text:tab/><text:tab/><text:tab/><text:tab/><text:tab/><text:tab/><text:tab/><text:tab/> <text:s text:c="169"/></text:span></text:p>
      <text:p text:style-name="Standard"><text:span text:style-name="T2">Experienced iOS Developer with the history of working in the information technology and services industry. Two plus years experience in the IT industry.</text:span></text:p>
      <text:p text:style-name="Standard"><text:span text:style-name="T4">Technical skills<text:tab/><text:tab/><text:tab/><text:tab/><text:tab/><text:tab/><text:tab/><text:tab/><text:tab/><text:tab/><text:tab/></text:span></text:p>
      <text:list xml:id="list2883890497" text:style-name="WWNum1">
        <text:list-item>
          <text:p text:style-name="P3"><text:span text:style-name="T2">Swift/ Objective-C; </text:span></text:p>
        </text:list-item>
        <text:list-item>
          <text:p text:style-name="P3"><text:span text:style-name="T2">C/C++;</text:span></text:p>
        </text:list-item>
        <text:list-item>
          <text:p text:style-name="P3"><text:span text:style-name="T2">Python/Django;</text:span></text:p>
        </text:list-item>
        <text:list-item>
          <text:p text:style-name="P3"><text:span text:style-name="T2">Experienced in designing and developing mobile applications;</text:span></text:p>
        </text:list-item>
        <text:list-item>
          <text:p text:style-name="P3"><text:span text:style-name="T2">Proficient in Core Data, CoreFoundation, Security, Webkit and UIKit;</text:span></text:p>
        </text:list-item>
        <text:list-item>
          <text:p text:style-name="P3"><text:span text:style-name="T2">Expensive knowledge of REST,XML and JSON;</text:span></text:p>
        </text:list-item>
        <text:list-item>
          <text:p text:style-name="P3"><text:span text:style-name="T2">Expert in solving technical issues affecting iOS applications.</text:span></text:p>
        </text:list-item>
      </text:list>
      <text:p text:style-name="Standard"><text:span text:style-name="T4">Work experience<text:tab/><text:tab/><text:tab/><text:tab/><text:tab/><text:tab/><text:tab/><text:tab/><text:tab/><text:tab/><text:tab/></text:span></text:p>
      <text:p text:style-name="Standard"><text:span text:style-name="T5">September 2017 – present</text:span><text:span text:style-name="T2"> <text:s text:c="10"/>iOS Developer at “Val’soft”</text:span></text:p>
      <text:p text:style-name="P1"><text:span text:style-name="T5">June 2014 – November 201</text:span><text:span text:style-name="T7">5</text:span><text:span text:style-name="T2"> <text:s text:c="6"/>iOS Developer at “CEIT”</text:span></text:p>
      <text:p text:style-name="Standard"><text:span text:style-name="T4">Education<text:tab/><text:tab/><text:tab/><text:tab/><text:tab/><text:tab/><text:tab/><text:tab/><text:tab/><text:tab/><text:tab/><text:tab/></text:span></text:p>
      <text:p text:style-name="Standard"><text:span text:style-name="T5">2017 – Present</text:span><text:span text:style-name="T3"> <text:s text:c="23"/></text:span><text:span text:style-name="T2">Yuriy Fedkovych Chernivtsi National University <text:line-break/> <text:s text:c="48"/>5</text:span><text:span text:style-name="T10">th</text:span><text:span text:style-name="T2"> year student (Master of Computer Applications)</text:span></text:p>
      <text:p text:style-name="Standard"><text:span text:style-name="T5">2013 – 2017 <text:s text:c="28"/></text:span><text:span text:style-name="T2">Yuriy Fedkovych Chernivtsi National University</text:span></text:p>
      <text:p text:style-name="Standard"><text:span text:style-name="T2"><text:s text:c="50"/>Bachelor of Computer Applications</text:span></text:p>
      <text:p text:style-name="Standard"><text:span text:style-name="T4">Skills &amp; Languages<text:tab/><text:tab/><text:tab/><text:tab/><text:tab/><text:tab/><text:tab/><text:tab/><text:tab/><text:tab/></text:span></text:p>
      <text:list xml:id="list1308465563" text:style-name="WWNum2">
        <text:list-item>
          <text:p text:style-name="P4"><text:span text:style-name="T5">English – intermediate</text:span></text:p>
        </text:list-item>
        <text:list-item>
          <text:p text:style-name="P4"><text:span text:style-name="T5">Russian – fluent</text:span></text:p>
        </text:list-item>
        <text:list-item>
          <text:p text:style-name="P4"><text:span text:style-name="T5">Ukrainian – native speaker</text:span></text:p>
        </text:list-item>
        <text:list-item>
          <text:p text:style-name="P4"><text:span text:style-name="T5">Perfect time managment skills</text:span></text:p>
        </text:list-item>
        <text:list-item>
          <text:p text:style-name="P4"><text:span text:style-name="T5">Analytical skills</text:span></text:p>
        </text:list-item>
        <text:list-item>
          <text:p text:style-name="P4"><text:span text:style-name="T5">Punctual</text:span></text:p>
        </text:list-item>
        <text:list-item>
          <text:p text:style-name="P4"><text:span text:style-name="T5">Hard working</text:span></text:p>
        </text:list-item>
      </text:list>
      <text:p text:style-name="List_20_Paragraph"><text:soft-page-break/><text:span text:style-name="T3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hine</meta:initial-creator>
    <meta:editing-cycles>4</meta:editing-cycles>
    <meta:creation-date>2018-03-03T14:21:00</meta:creation-date>
    <dc:date>2018-03-03T17:16:24.626645090</dc:date>
    <meta:editing-duration>PT50M53S</meta:editing-duration>
    <meta:generator>LibreOffice/5.4.5.1$Linux_X86_64 LibreOffice_project/40m0$Build-1</meta:generator>
    <meta:document-statistic meta:table-count="0" meta:image-count="0" meta:object-count="0" meta:page-count="2" meta:paragraph-count="27" meta:word-count="152" meta:character-count="1450" meta:non-whitespace-character-count="936"/>
    <meta:user-defined meta:name="AppVersion">16.0000</meta:user-defined>
    <meta:user-defined meta:name="Company">gypno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